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13000006669529F30E7CA54A28.png" manifest:media-type="image/png"/>
  <manifest:file-entry manifest:full-path="Pictures/1000000100000813000006633ADE604F27A3B325.png" manifest:media-type="image/png"/>
  <manifest:file-entry manifest:full-path="Pictures/100000010000081300000662DE485F8EADDBB0CA.png" manifest:media-type="image/png"/>
  <manifest:file-entry manifest:full-path="Pictures/1000000100000813000006632BE31DFCA658BED9.png" manifest:media-type="image/png"/>
  <manifest:file-entry manifest:full-path="Pictures/10000001000008130000066611F466AC6174B7A9.png" manifest:media-type="image/png"/>
  <manifest:file-entry manifest:full-path="Pictures/1000000100000813000006634C18DA106D04F820.png" manifest:media-type="image/png"/>
  <manifest:file-entry manifest:full-path="Pictures/100000010000081300000666EEDFFD1B279A4F27.png" manifest:media-type="image/png"/>
  <manifest:file-entry manifest:full-path="Pictures/100000010000081300000665AECA3E3D11436731.png" manifest:media-type="image/png"/>
  <manifest:file-entry manifest:full-path="Pictures/1000000100000813000006662A5901F664382009.png" manifest:media-type="image/png"/>
  <manifest:file-entry manifest:full-path="Pictures/100000010000081300000663474857B29911BF52.png" manifest:media-type="image/png"/>
  <manifest:file-entry manifest:full-path="Pictures/100000010000081300000666CB323CA77526155D.png" manifest:media-type="image/png"/>
  <manifest:file-entry manifest:full-path="Pictures/1000000100000813000006631DAA73F78AE690A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position="-8% 58%" style:font-name="Liberation Sans1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6cm" svg:height="10.757cm" svg:x="0cm" svg:y="2.497cm">
          <draw:image xlink:href="Pictures/1000000100000813000006631DAA73F78AE690A7.png" xlink:type="simple" xlink:show="embed" xlink:actuate="onLoad" draw:mime-type="image/png">
            <text:p/>
          </draw:image>
        </draw:frame>
        <draw:frame draw:style-name="gr1" draw:text-style-name="P1" draw:layer="layout" svg:width="13.5cm" svg:height="10.698cm" svg:x="14.5cm" svg:y="2.526cm">
          <draw:image xlink:href="Pictures/100000010000081300000666CB323CA77526155D.png" xlink:type="simple" xlink:show="embed" xlink:actuate="onLoad" draw:mime-type="image/png">
            <text:p/>
          </draw:image>
        </draw:frame>
        <draw:frame draw:style-name="gr2" draw:text-style-name="P3" draw:layer="layout" svg:width="8.5cm" svg:height="1.5cm" svg:x="11cm" svg:y="0.5cm">
          <draw:text-box>
            <text:p text:style-name="P2"><text:span text:style-name="T1">K</text:span><text:span text:style-name="T2">t</text:span><text:span text:style-name="T1"> = 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2" draw:layer="layout" svg:width="14.084cm" svg:height="11.161cm" svg:x="13.916cm" svg:y="2.339cm">
          <draw:image xlink:href="Pictures/100000010000081300000666EEDFFD1B279A4F27.png" xlink:type="simple" xlink:show="embed" xlink:actuate="onLoad" draw:mime-type="image/png">
            <text:p/>
          </draw:image>
        </draw:frame>
        <draw:frame draw:style-name="gr2" draw:text-style-name="P3" draw:layer="layout" svg:width="8.5cm" svg:height="1.5cm" svg:x="11cm" svg:y="0.5cm">
          <draw:text-box>
            <text:p text:style-name="P2"><text:span text:style-name="T1">K</text:span><text:span text:style-name="T2">t</text:span><text:span text:style-name="T1"> = 0.001</text:span></text:p>
          </draw:text-box>
        </draw:frame>
        <draw:frame draw:style-name="gr4" draw:text-style-name="P2" draw:layer="layout" svg:width="13.999cm" svg:height="11.073cm" svg:x="0cm" svg:y="2.339cm">
          <draw:image xlink:href="Pictures/1000000100000813000006634C18DA106D04F82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3" draw:layer="layout" svg:width="8.5cm" svg:height="1.5cm" svg:x="11cm" svg:y="0.5cm">
          <draw:text-box>
            <text:p text:style-name="P2"><text:span text:style-name="T1">K</text:span><text:span text:style-name="T2">t</text:span><text:span text:style-name="T1"> = 0.01</text:span></text:p>
          </draw:text-box>
        </draw:frame>
        <draw:frame draw:style-name="gr4" draw:text-style-name="P2" draw:layer="layout" svg:width="14.039cm" svg:height="11.125cm" svg:x="13.96cm" svg:y="2.313cm">
          <draw:image xlink:href="Pictures/10000001000008130000066611F466AC6174B7A9.png" xlink:type="simple" xlink:show="embed" xlink:actuate="onLoad" draw:mime-type="image/png">
            <text:p/>
          </draw:image>
        </draw:frame>
        <draw:frame draw:style-name="gr4" draw:text-style-name="P2" draw:layer="layout" svg:width="14.064cm" svg:height="11.125cm" svg:x="0cm" svg:y="2.313cm">
          <draw:image xlink:href="Pictures/1000000100000813000006632BE31DFCA658BED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3" draw:layer="layout" svg:width="8.5cm" svg:height="1.5cm" svg:x="11cm" svg:y="0.5cm">
          <draw:text-box>
            <text:p text:style-name="P2"><text:span text:style-name="T1">K</text:span><text:span text:style-name="T2">t</text:span><text:span text:style-name="T1"> = 0.1</text:span></text:p>
          </draw:text-box>
        </draw:frame>
        <draw:frame draw:style-name="gr4" draw:text-style-name="P2" draw:layer="layout" svg:width="13.5cm" svg:height="10.679cm" svg:x="0cm" svg:y="2.367cm">
          <draw:image xlink:href="Pictures/100000010000081300000663474857B29911BF52.png" xlink:type="simple" xlink:show="embed" xlink:actuate="onLoad" draw:mime-type="image/png">
            <text:p/>
          </draw:image>
        </draw:frame>
        <draw:frame draw:style-name="gr4" draw:text-style-name="P2" draw:layer="layout" svg:width="14.033cm" svg:height="11.121cm" svg:x="13.967cm" svg:y="2.315cm">
          <draw:image xlink:href="Pictures/1000000100000813000006662A5901F66438200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3" draw:layer="layout" svg:width="8.5cm" svg:height="1.5cm" svg:x="11cm" svg:y="0.5cm">
          <draw:text-box>
            <text:p text:style-name="P2"><text:span text:style-name="T1">K</text:span><text:span text:style-name="T2">t</text:span><text:span text:style-name="T1"> = 1</text:span></text:p>
          </draw:text-box>
        </draw:frame>
        <draw:frame draw:style-name="gr4" draw:text-style-name="P2" draw:layer="layout" svg:width="14cm" svg:height="11.067cm" svg:x="0cm" svg:y="2.433cm">
          <draw:image xlink:href="Pictures/100000010000081300000662DE485F8EADDBB0CA.png" xlink:type="simple" xlink:show="embed" xlink:actuate="onLoad" draw:mime-type="image/png">
            <text:p/>
          </draw:image>
        </draw:frame>
        <draw:frame draw:style-name="gr4" draw:text-style-name="P2" draw:layer="layout" svg:width="13.999cm" svg:height="11.087cm" svg:x="14cm" svg:y="2.332cm">
          <draw:image xlink:href="Pictures/100000010000081300000665AECA3E3D1143673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3" draw:layer="layout" svg:width="8.5cm" svg:height="1.5cm" svg:x="11cm" svg:y="0.5cm">
          <draw:text-box>
            <text:p text:style-name="P2"><text:span text:style-name="T1">K</text:span><text:span text:style-name="T2">t</text:span><text:span text:style-name="T1"> = 10</text:span></text:p>
          </draw:text-box>
        </draw:frame>
        <draw:frame draw:style-name="gr4" draw:text-style-name="P2" draw:layer="layout" svg:width="14.044cm" svg:height="11.11cm" svg:x="0.001cm" svg:y="2.32cm">
          <draw:image xlink:href="Pictures/1000000100000813000006633ADE604F27A3B325.png" xlink:type="simple" xlink:show="embed" xlink:actuate="onLoad" draw:mime-type="image/png">
            <text:p/>
          </draw:image>
        </draw:frame>
        <draw:frame draw:style-name="gr4" draw:text-style-name="P2" draw:layer="layout" svg:width="14.045cm" svg:height="11.13cm" svg:x="13.955cm" svg:y="2.31cm">
          <draw:image xlink:href="Pictures/1000000100000813000006669529F30E7CA54A2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1-22T13:48:03.083211107</meta:creation-date>
    <meta:generator>LibreOffice/7.3.7.2$Linux_X86_64 LibreOffice_project/30$Build-2</meta:generator>
    <dc:date>2025-11-24T13:02:45.482921709</dc:date>
    <meta:editing-duration>PT41M10S</meta:editing-duration>
    <meta:editing-cycles>5</meta:editing-cycles>
    <meta:document-statistic meta:object-count="51"/>
  </office:meta>
</office:document-meta>
</file>